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457077996939974776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451241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460 ft. <text:s/>The first 5K on the Green Jewel 50K goes steadily upward with and elevation gain of about 46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7"/>
      <text:list xml:id="list35426133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3T15:24:37.38</dc:date>
    <dc:creator>James Lombardi</dc:creator>
    <meta:editing-duration>P3DT18M19S</meta:editing-duration>
    <meta:editing-cycles>264</meta:editing-cycles>
    <meta:generator>OpenOffice/4.1.2$Win32 OpenOffice.org_project/412m3$Build-9782</meta:generator>
    <meta:document-statistic meta:table-count="0" meta:image-count="0" meta:object-count="0" meta:page-count="12" meta:paragraph-count="244" meta:word-count="3197" meta:character-count="15516"/>
  </office:meta>
</office:document-meta>
</file>